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808080" draw:marker-end="Arrow" draw:marker-end-width="0.2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6.1cm" svg:x="9.2cm" svg:y="2.0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0.8cm" svg:x="5cm" svg:y="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7cm" svg:x="9.8cm" svg:y="2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cm" svg:height="0.7cm" svg:x="9.799cm" svg:y="3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7cm" svg:x="9.8cm" svg:y="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7cm" svg:x="9.8cm" svg:y="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cm" svg:height="0.7cm" svg:x="9.8cm" svg:y="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7cm" svg:height="0.7cm" svg:x="9.8cm" svg:y="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cm" svg:height="0.7cm" svg:x="9.8cm" svg:y="7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3.5cm" svg:height="2.384cm" svg:x="13.4cm" svg:y="4.716cm">
          <draw:text-box>
            <text:p>Shout group members</text:p>
          </draw:text-box>
        </draw:frame>
        <draw:line draw:style-name="gr5" draw:text-style-name="P1" draw:layer="layout" svg:x1="11.9cm" svg:y1="4.3cm" svg:x2="10.5cm" svg:y2="4.3cm">
          <text:p/>
        </draw:line>
        <draw:line draw:style-name="gr6" draw:text-style-name="P1" draw:layer="layout" svg:x1="5.8cm" svg:y1="4.999cm" svg:x2="9.8cm" svg:y2="2.799cm">
          <text:p/>
        </draw:line>
        <draw:line draw:style-name="gr6" draw:text-style-name="P1" draw:layer="layout" svg:x1="5.8cm" svg:y1="4.999cm" svg:x2="9.8cm" svg:y2="3.499cm">
          <text:p/>
        </draw:line>
        <draw:line draw:style-name="gr6" draw:text-style-name="P1" draw:layer="layout" svg:x1="5.799cm" svg:y1="4.999cm" svg:x2="9.8cm" svg:y2="4.299cm">
          <text:p/>
        </draw:line>
        <draw:line draw:style-name="gr6" draw:text-style-name="P1" draw:layer="layout" svg:x1="5.8cm" svg:y1="4.999cm" svg:x2="9.8cm" svg:y2="5.199cm">
          <text:p/>
        </draw:line>
        <draw:line draw:style-name="gr6" draw:text-style-name="P1" draw:layer="layout" svg:x1="5.8cm" svg:y1="4.999cm" svg:x2="9.8cm" svg:y2="5.899cm">
          <text:p/>
        </draw:line>
        <draw:line draw:style-name="gr6" draw:text-style-name="P1" draw:layer="layout" svg:x1="5.8cm" svg:y1="4.999cm" svg:x2="9.8cm" svg:y2="6.699cm">
          <text:p/>
        </draw:line>
        <draw:line draw:style-name="gr6" draw:text-style-name="P1" draw:layer="layout" svg:x1="5.8cm" svg:y1="4.999cm" svg:x2="9.8cm" svg:y2="7.499cm">
          <text:p/>
        </draw:line>
        <draw:line draw:style-name="gr5" draw:text-style-name="P1" draw:layer="layout" svg:x1="13.4cm" svg:y1="5.9cm" svg:x2="10.5cm" svg:y2="5.9cm">
          <text:p/>
        </draw:line>
        <draw:line draw:style-name="gr5" draw:text-style-name="P1" draw:layer="layout" svg:x1="11.9cm" svg:y1="7.5cm" svg:x2="10.5cm" svg:y2="7.5cm">
          <text:p/>
        </draw:line>
        <draw:line draw:style-name="gr7" draw:text-style-name="P1" draw:layer="layout" svg:x1="11.9cm" svg:y1="4.3cm" svg:x2="11.9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0T17:15:23</meta:creation-date>
    <dc:date>2013-05-10T17:20:46</dc:date>
    <dc:creator>Luke </dc:creator>
    <meta:editing-duration>P0D</meta:editing-duration>
    <meta:editing-cycles>1</meta:editing-cycles>
    <meta:document-statistic meta:object-count="21"/>
    <meta:generator>LibreOffice/3.5$Linux_x86 LibreOffice_project/350m1$Build-2</meta:generator>
  </office:meta>
</office:document-meta>
</file>